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3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8cm" svg:height="15.748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</text:p>
                <text:p>SFTP, Telnet,</text:p>
                <text:p>SSH, DNS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>
                <text:p>L1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나눔고딕" fo:font-family="나눔고딕" style:font-family-generic="roman" style:font-pitch="variable" fo:font-size="18pt" style:letter-kerning="true" style:font-name-asian="나눔고딕1" style:font-family-asian="나눔고딕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3:06.422000000</meta:creation-date>
    <dc:date>2024-03-12T14:19:08.390000000</dc:date>
    <meta:editing-duration>PT2H54M17S</meta:editing-duration>
    <meta:editing-cycles>3</meta:editing-cycles>
    <meta:generator>LibreOffice/24.2.1.2$Windows_X86_64 LibreOffice_project/db4def46b0453cc22e2d0305797cf981b68ef5ac</meta:generator>
    <meta:document-statistic meta:object-count="24"/>
  </office:meta>
</office:document-meta>
</file>